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Aéreo</text:p>
          </table:table-cell>
          <table:covered-table-cell/>
        </table:table-row>
        <table:table-row>
          <table:table-cell table:style-name="Tabla1.A2" office:value-type="float" office:value="0">
            <text:p text:style-name="P5">Fecha de Emisión: </text:p>
          </table:table-cell>
          <table:table-cell table:style-name="Tabla1.B2" office:value-type="string">
            <text:p text:style-name="P6">20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NUTRIMENTOS A1 GRANJA REAL S.R.L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CJ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2"><text:span text:style-name="T2">23/07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HUATAY DIAZ SIXTO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10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3" office:value-type="string">
            <text:p text:style-name="P1">1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Linea Aérea:</text:p>
          </table:table-cell>
          <table:table-cell table:style-name="Tabla1.B16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2" office:value-type="string">
            <text:p text:style-name="P4">50399171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2" office:value-type="string">
            <text:p text:style-name="P1">LA2296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4" office:value-type="string">
            <text:p text:style-name="P1">10:22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9">TERMINOS Y CONDICIONES DE RESPONSABILIDAD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2:34:12</dc:date>
    <meta:editing-duration>P6DT23H7M26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21" meta:character-count="1156"/>
  </office:meta>
</office:document-meta>
</file>